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 style:data-style-name="N10002"/>
    <style:style style:name="ce5" style:family="table-cell" style:parent-style-name="Default" style:data-style-name="N10156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0004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2"/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60.08mm" svg:height="90.04mm" svg:x="30.21mm" svg:y="86.09mm">
            <draw:object draw:notify-on-update-of-ranges="'tempo-e-vazaoV2'.B4:'tempo-e-vazaoV2'.F4 'tempo-e-vazaoV2'.B3:'tempo-e-vazaoV2'.B3 'tempo-e-vazaoV2'.B15:'tempo-e-vazaoV2'.F15 'tempo-e-vazaoV2'.A16:'tempo-e-vazaoV2'.A16 'tempo-e-vazaoV2'.B16:'tempo-e-vazaoV2'.F16 'tempo-e-vazaoV2'.G3:'tempo-e-vazaoV2'.G3 'tempo-e-vazaoV2'.G15:'tempo-e-vazaoV2'.K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1">
          <table:table-cell/>
          <table:table-cell table:style-name="ce9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25"/>
          <table:table-cell table:style-name="ce7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12">
            <text:p>Tempo (ms)</text:p>
          </table:table-cell>
          <table:table-cell table:style-name="ce7" office:value-type="string" calcext:value-type="string" table:number-columns-spanned="5" table:number-rows-spanned="1">
            <text:p>PARALELO (ms)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SEQUENCIAL (ms)</text:p>
          </table:table-cell>
          <table:covered-table-cell table:number-columns-repeated="4"/>
          <table:table-cell table:number-columns-repeated="1013"/>
        </table:table-row>
        <table:table-row table:style-name="ro2">
          <table:covered-table-cell table:style-name="ce3"/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<text:s/>2M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8M</text:p>
          </table:table-cell>
          <table:table-cell table:style-name="ce3" office:value-type="string" calcext:value-type="string">
            <text:p>16M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<text:s/>2M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8M</text:p>
          </table:table-cell>
          <table:table-cell table:style-name="ce3" office:value-type="string" calcext:value-type="string">
            <text:p>16M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2]" office:value-type="float" office:value="52.280187" calcext:value-type="float">
            <text:p>52.280187</text:p>
          </table:table-cell>
          <table:table-cell table:style-name="ce5" table:formula="of:=[$dadosV2.$A13]" office:value-type="float" office:value="51.567918" calcext:value-type="float">
            <text:p>51.567918</text:p>
          </table:table-cell>
          <table:table-cell table:style-name="ce5" table:formula="of:=[$dadosV2.$A24]" office:value-type="float" office:value="53.133134" calcext:value-type="float">
            <text:p>53.133134</text:p>
          </table:table-cell>
          <table:table-cell table:style-name="ce5" table:formula="of:=[$dadosV2.$A35]" office:value-type="float" office:value="56.227263" calcext:value-type="float">
            <text:p>56.227263</text:p>
          </table:table-cell>
          <table:table-cell table:style-name="ce5" table:formula="of:=[$dadosV2.$A46]" office:value-type="float" office:value="56.425914" calcext:value-type="float">
            <text:p>56.425914</text:p>
          </table:table-cell>
          <table:table-cell table:style-name="ce5" table:formula="of:=[$dadosV2.$A57]" office:value-type="float" office:value="12.997674" calcext:value-type="float">
            <text:p>12.997674</text:p>
          </table:table-cell>
          <table:table-cell table:style-name="ce5" table:formula="of:=[$dadosV2.$A68]" office:value-type="float" office:value="22.257041" calcext:value-type="float">
            <text:p>22.257041</text:p>
          </table:table-cell>
          <table:table-cell table:style-name="ce5" table:formula="of:=[$dadosV2.$A79]" office:value-type="float" office:value="41.863232" calcext:value-type="float">
            <text:p>41.863232</text:p>
          </table:table-cell>
          <table:table-cell table:style-name="ce5" table:formula="of:=[$dadosV2.$A90]" office:value-type="float" office:value="80.129198" calcext:value-type="float">
            <text:p>80.129198</text:p>
          </table:table-cell>
          <table:table-cell table:style-name="ce5" table:formula="of:=[$dadosV2.$A101]" office:value-type="float" office:value="156.679605" calcext:value-type="float">
            <text:p>156.679605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3]" office:value-type="float" office:value="50.813959" calcext:value-type="float">
            <text:p>50.813959</text:p>
          </table:table-cell>
          <table:table-cell table:style-name="ce5" table:formula="of:=[$dadosV2.$A14]" office:value-type="float" office:value="51.581915" calcext:value-type="float">
            <text:p>51.581915</text:p>
          </table:table-cell>
          <table:table-cell table:style-name="ce5" table:formula="of:=[$dadosV2.$A25]" office:value-type="float" office:value="53.079869" calcext:value-type="float">
            <text:p>53.079869</text:p>
          </table:table-cell>
          <table:table-cell table:style-name="ce5" table:formula="of:=[$dadosV2.$A36]" office:value-type="float" office:value="56.327516" calcext:value-type="float">
            <text:p>56.327516</text:p>
          </table:table-cell>
          <table:table-cell table:style-name="ce5" table:formula="of:=[$dadosV2.$A47]" office:value-type="float" office:value="50.2666" calcext:value-type="float">
            <text:p>50.266600</text:p>
          </table:table-cell>
          <table:table-cell table:style-name="ce5" table:formula="of:=[$dadosV2.$A58]" office:value-type="float" office:value="12.862662" calcext:value-type="float">
            <text:p>12.862662</text:p>
          </table:table-cell>
          <table:table-cell table:style-name="ce5" table:formula="of:=[$dadosV2.$A69]" office:value-type="float" office:value="22.559805" calcext:value-type="float">
            <text:p>22.559805</text:p>
          </table:table-cell>
          <table:table-cell table:style-name="ce5" table:formula="of:=[$dadosV2.$A80]" office:value-type="float" office:value="41.634962" calcext:value-type="float">
            <text:p>41.634962</text:p>
          </table:table-cell>
          <table:table-cell table:style-name="ce5" table:formula="of:=[$dadosV2.$A91]" office:value-type="float" office:value="81.186003" calcext:value-type="float">
            <text:p>81.186003</text:p>
          </table:table-cell>
          <table:table-cell table:style-name="ce5" table:formula="of:=[$dadosV2.$A102]" office:value-type="float" office:value="156.480298" calcext:value-type="float">
            <text:p>156.480298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4]" office:value-type="float" office:value="50.822561" calcext:value-type="float">
            <text:p>50.822561</text:p>
          </table:table-cell>
          <table:table-cell table:style-name="ce5" table:formula="of:=[$dadosV2.$A15]" office:value-type="float" office:value="51.56443" calcext:value-type="float">
            <text:p>51.564430</text:p>
          </table:table-cell>
          <table:table-cell table:style-name="ce5" table:formula="of:=[$dadosV2.$A26]" office:value-type="float" office:value="53.144553" calcext:value-type="float">
            <text:p>53.144553</text:p>
          </table:table-cell>
          <table:table-cell table:style-name="ce5" table:formula="of:=[$dadosV2.$A37]" office:value-type="float" office:value="53.418016" calcext:value-type="float">
            <text:p>53.418016</text:p>
          </table:table-cell>
          <table:table-cell table:style-name="ce5" table:formula="of:=[$dadosV2.$A48]" office:value-type="float" office:value="50.25003" calcext:value-type="float">
            <text:p>50.250030</text:p>
          </table:table-cell>
          <table:table-cell table:style-name="ce5" table:formula="of:=[$dadosV2.$A59]" office:value-type="float" office:value="12.695967" calcext:value-type="float">
            <text:p>12.695967</text:p>
          </table:table-cell>
          <table:table-cell table:style-name="ce5" table:formula="of:=[$dadosV2.$A70]" office:value-type="float" office:value="22.75801" calcext:value-type="float">
            <text:p>22.758010</text:p>
          </table:table-cell>
          <table:table-cell table:style-name="ce5" table:formula="of:=[$dadosV2.$A81]" office:value-type="float" office:value="41.720634" calcext:value-type="float">
            <text:p>41.720634</text:p>
          </table:table-cell>
          <table:table-cell table:style-name="ce5" table:formula="of:=[$dadosV2.$A92]" office:value-type="float" office:value="81.301385" calcext:value-type="float">
            <text:p>81.301385</text:p>
          </table:table-cell>
          <table:table-cell table:style-name="ce5" table:formula="of:=[$dadosV2.$A103]" office:value-type="float" office:value="158.657156" calcext:value-type="float">
            <text:p>158.657156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5]" office:value-type="float" office:value="50.848312" calcext:value-type="float">
            <text:p>50.848312</text:p>
          </table:table-cell>
          <table:table-cell table:style-name="ce5" table:formula="of:=[$dadosV2.$A16]" office:value-type="float" office:value="51.570776" calcext:value-type="float">
            <text:p>51.570776</text:p>
          </table:table-cell>
          <table:table-cell table:style-name="ce5" table:formula="of:=[$dadosV2.$A27]" office:value-type="float" office:value="53.132509" calcext:value-type="float">
            <text:p>53.132509</text:p>
          </table:table-cell>
          <table:table-cell table:style-name="ce5" table:formula="of:=[$dadosV2.$A38]" office:value-type="float" office:value="53.697534" calcext:value-type="float">
            <text:p>53.697534</text:p>
          </table:table-cell>
          <table:table-cell table:style-name="ce5" table:formula="of:=[$dadosV2.$A49]" office:value-type="float" office:value="50.259433" calcext:value-type="float">
            <text:p>50.259433</text:p>
          </table:table-cell>
          <table:table-cell table:style-name="ce5" table:formula="of:=[$dadosV2.$A60]" office:value-type="float" office:value="12.626682" calcext:value-type="float">
            <text:p>12.626682</text:p>
          </table:table-cell>
          <table:table-cell table:style-name="ce5" table:formula="of:=[$dadosV2.$A71]" office:value-type="float" office:value="22.33436" calcext:value-type="float">
            <text:p>22.334360</text:p>
          </table:table-cell>
          <table:table-cell table:style-name="ce5" table:formula="of:=[$dadosV2.$A82]" office:value-type="float" office:value="41.749334" calcext:value-type="float">
            <text:p>41.749334</text:p>
          </table:table-cell>
          <table:table-cell table:style-name="ce5" table:formula="of:=[$dadosV2.$A93]" office:value-type="float" office:value="80.974814" calcext:value-type="float">
            <text:p>80.974814</text:p>
          </table:table-cell>
          <table:table-cell table:style-name="ce5" table:formula="of:=[$dadosV2.$A104]" office:value-type="float" office:value="157.168552" calcext:value-type="float">
            <text:p>157.168552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6]" office:value-type="float" office:value="50.830961" calcext:value-type="float">
            <text:p>50.830961</text:p>
          </table:table-cell>
          <table:table-cell table:style-name="ce5" table:formula="of:=[$dadosV2.$A17]" office:value-type="float" office:value="51.680407" calcext:value-type="float">
            <text:p>51.680407</text:p>
          </table:table-cell>
          <table:table-cell table:style-name="ce5" table:formula="of:=[$dadosV2.$A28]" office:value-type="float" office:value="53.256741" calcext:value-type="float">
            <text:p>53.256741</text:p>
          </table:table-cell>
          <table:table-cell table:style-name="ce5" table:formula="of:=[$dadosV2.$A39]" office:value-type="float" office:value="53.518315" calcext:value-type="float">
            <text:p>53.518315</text:p>
          </table:table-cell>
          <table:table-cell table:style-name="ce5" table:formula="of:=[$dadosV2.$A50]" office:value-type="float" office:value="50.250291" calcext:value-type="float">
            <text:p>50.250291</text:p>
          </table:table-cell>
          <table:table-cell table:style-name="ce5" table:formula="of:=[$dadosV2.$A61]" office:value-type="float" office:value="12.795001" calcext:value-type="float">
            <text:p>12.795001</text:p>
          </table:table-cell>
          <table:table-cell table:style-name="ce5" table:formula="of:=[$dadosV2.$A72]" office:value-type="float" office:value="22.768661" calcext:value-type="float">
            <text:p>22.768661</text:p>
          </table:table-cell>
          <table:table-cell table:style-name="ce5" table:formula="of:=[$dadosV2.$A83]" office:value-type="float" office:value="41.637597" calcext:value-type="float">
            <text:p>41.637597</text:p>
          </table:table-cell>
          <table:table-cell table:style-name="ce5" table:formula="of:=[$dadosV2.$A94]" office:value-type="float" office:value="80.007031" calcext:value-type="float">
            <text:p>80.007031</text:p>
          </table:table-cell>
          <table:table-cell table:style-name="ce5" table:formula="of:=[$dadosV2.$A105]" office:value-type="float" office:value="157.714626" calcext:value-type="float">
            <text:p>157.714626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7]" office:value-type="float" office:value="50.86637" calcext:value-type="float">
            <text:p>50.866370</text:p>
          </table:table-cell>
          <table:table-cell table:style-name="ce5" table:formula="of:=[$dadosV2.$A18]" office:value-type="float" office:value="51.570926" calcext:value-type="float">
            <text:p>51.570926</text:p>
          </table:table-cell>
          <table:table-cell table:style-name="ce5" table:formula="of:=[$dadosV2.$A29]" office:value-type="float" office:value="53.146094" calcext:value-type="float">
            <text:p>53.146094</text:p>
          </table:table-cell>
          <table:table-cell table:style-name="ce5" table:formula="of:=[$dadosV2.$A40]" office:value-type="float" office:value="53.288078" calcext:value-type="float">
            <text:p>53.288078</text:p>
          </table:table-cell>
          <table:table-cell table:style-name="ce5" table:formula="of:=[$dadosV2.$A51]" office:value-type="float" office:value="50.286656" calcext:value-type="float">
            <text:p>50.286656</text:p>
          </table:table-cell>
          <table:table-cell table:style-name="ce5" table:formula="of:=[$dadosV2.$A62]" office:value-type="float" office:value="13.361221" calcext:value-type="float">
            <text:p>13.361221</text:p>
          </table:table-cell>
          <table:table-cell table:style-name="ce5" table:formula="of:=[$dadosV2.$A73]" office:value-type="float" office:value="22.230685" calcext:value-type="float">
            <text:p>22.230685</text:p>
          </table:table-cell>
          <table:table-cell table:style-name="ce5" table:formula="of:=[$dadosV2.$A84]" office:value-type="float" office:value="41.677349" calcext:value-type="float">
            <text:p>41.677349</text:p>
          </table:table-cell>
          <table:table-cell table:style-name="ce5" table:formula="of:=[$dadosV2.$A95]" office:value-type="float" office:value="80.262894" calcext:value-type="float">
            <text:p>80.262894</text:p>
          </table:table-cell>
          <table:table-cell table:style-name="ce5" table:formula="of:=[$dadosV2.$A106]" office:value-type="float" office:value="156.651997" calcext:value-type="float">
            <text:p>156.651997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8]" office:value-type="float" office:value="50.846113" calcext:value-type="float">
            <text:p>50.846113</text:p>
          </table:table-cell>
          <table:table-cell table:style-name="ce5" table:formula="of:=[$dadosV2.$A19]" office:value-type="float" office:value="51.611657" calcext:value-type="float">
            <text:p>51.611657</text:p>
          </table:table-cell>
          <table:table-cell table:style-name="ce5" table:formula="of:=[$dadosV2.$A30]" office:value-type="float" office:value="53.356851" calcext:value-type="float">
            <text:p>53.356851</text:p>
          </table:table-cell>
          <table:table-cell table:style-name="ce5" table:formula="of:=[$dadosV2.$A41]" office:value-type="float" office:value="53.335398" calcext:value-type="float">
            <text:p>53.335398</text:p>
          </table:table-cell>
          <table:table-cell table:style-name="ce5" table:formula="of:=[$dadosV2.$A52]" office:value-type="float" office:value="50.296088" calcext:value-type="float">
            <text:p>50.296088</text:p>
          </table:table-cell>
          <table:table-cell table:style-name="ce5" table:formula="of:=[$dadosV2.$A63]" office:value-type="float" office:value="13.221008" calcext:value-type="float">
            <text:p>13.221008</text:p>
          </table:table-cell>
          <table:table-cell table:style-name="ce5" table:formula="of:=[$dadosV2.$A74]" office:value-type="float" office:value="22.531548" calcext:value-type="float">
            <text:p>22.531548</text:p>
          </table:table-cell>
          <table:table-cell table:style-name="ce5" table:formula="of:=[$dadosV2.$A85]" office:value-type="float" office:value="41.799213" calcext:value-type="float">
            <text:p>41.799213</text:p>
          </table:table-cell>
          <table:table-cell table:style-name="ce5" table:formula="of:=[$dadosV2.$A96]" office:value-type="float" office:value="80.027606" calcext:value-type="float">
            <text:p>80.027606</text:p>
          </table:table-cell>
          <table:table-cell table:style-name="ce5" table:formula="of:=[$dadosV2.$A107]" office:value-type="float" office:value="157.363506" calcext:value-type="float">
            <text:p>157.363506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9]" office:value-type="float" office:value="50.829486" calcext:value-type="float">
            <text:p>50.829486</text:p>
          </table:table-cell>
          <table:table-cell table:style-name="ce5" table:formula="of:=[$dadosV2.$A20]" office:value-type="float" office:value="51.577029" calcext:value-type="float">
            <text:p>51.577029</text:p>
          </table:table-cell>
          <table:table-cell table:style-name="ce5" table:formula="of:=[$dadosV2.$A31]" office:value-type="float" office:value="53.143499" calcext:value-type="float">
            <text:p>53.143499</text:p>
          </table:table-cell>
          <table:table-cell table:style-name="ce5" table:formula="of:=[$dadosV2.$A42]" office:value-type="float" office:value="50.905227" calcext:value-type="float">
            <text:p>50.905227</text:p>
          </table:table-cell>
          <table:table-cell table:style-name="ce5" table:formula="of:=[$dadosV2.$A53]" office:value-type="float" office:value="50.235748" calcext:value-type="float">
            <text:p>50.235748</text:p>
          </table:table-cell>
          <table:table-cell table:style-name="ce5" table:formula="of:=[$dadosV2.$A64]" office:value-type="float" office:value="13.180076" calcext:value-type="float">
            <text:p>13.180076</text:p>
          </table:table-cell>
          <table:table-cell table:style-name="ce5" table:formula="of:=[$dadosV2.$A75]" office:value-type="float" office:value="22.280066" calcext:value-type="float">
            <text:p>22.280066</text:p>
          </table:table-cell>
          <table:table-cell table:style-name="ce5" table:formula="of:=[$dadosV2.$A86]" office:value-type="float" office:value="41.64497" calcext:value-type="float">
            <text:p>41.644970</text:p>
          </table:table-cell>
          <table:table-cell table:style-name="ce5" table:formula="of:=[$dadosV2.$A97]" office:value-type="float" office:value="81.397222" calcext:value-type="float">
            <text:p>81.397222</text:p>
          </table:table-cell>
          <table:table-cell table:style-name="ce5" table:formula="of:=[$dadosV2.$A108]" office:value-type="float" office:value="156.443453" calcext:value-type="float">
            <text:p>156.443453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10]" office:value-type="float" office:value="50.862602" calcext:value-type="float">
            <text:p>50.862602</text:p>
          </table:table-cell>
          <table:table-cell table:style-name="ce5" table:formula="of:=[$dadosV2.$A21]" office:value-type="float" office:value="51.549359" calcext:value-type="float">
            <text:p>51.549359</text:p>
          </table:table-cell>
          <table:table-cell table:style-name="ce5" table:formula="of:=[$dadosV2.$A32]" office:value-type="float" office:value="53.119807" calcext:value-type="float">
            <text:p>53.119807</text:p>
          </table:table-cell>
          <table:table-cell table:style-name="ce5" table:formula="of:=[$dadosV2.$A43]" office:value-type="float" office:value="50.888234" calcext:value-type="float">
            <text:p>50.888234</text:p>
          </table:table-cell>
          <table:table-cell table:style-name="ce5" table:formula="of:=[$dadosV2.$A54]" office:value-type="float" office:value="50.224142" calcext:value-type="float">
            <text:p>50.224142</text:p>
          </table:table-cell>
          <table:table-cell table:style-name="ce5" table:formula="of:=[$dadosV2.$A65]" office:value-type="float" office:value="13.317156" calcext:value-type="float">
            <text:p>13.317156</text:p>
          </table:table-cell>
          <table:table-cell table:style-name="ce5" table:formula="of:=[$dadosV2.$A76]" office:value-type="float" office:value="22.516614" calcext:value-type="float">
            <text:p>22.516614</text:p>
          </table:table-cell>
          <table:table-cell table:style-name="ce5" table:formula="of:=[$dadosV2.$A87]" office:value-type="float" office:value="41.715165" calcext:value-type="float">
            <text:p>41.715165</text:p>
          </table:table-cell>
          <table:table-cell table:style-name="ce5" table:formula="of:=[$dadosV2.$A98]" office:value-type="float" office:value="79.910771" calcext:value-type="float">
            <text:p>79.910771</text:p>
          </table:table-cell>
          <table:table-cell table:style-name="ce5" table:formula="of:=[$dadosV2.$A109]" office:value-type="float" office:value="158.164015" calcext:value-type="float">
            <text:p>158.164015</text:p>
          </table:table-cell>
          <table:table-cell table:number-columns-repeated="1013"/>
        </table:table-row>
        <table:table-row table:style-name="ro2">
          <table:covered-table-cell/>
          <table:table-cell table:style-name="ce5" table:formula="of:=[$dadosV2.$A11]" office:value-type="float" office:value="51.127025" calcext:value-type="float">
            <text:p>51.127025</text:p>
          </table:table-cell>
          <table:table-cell table:style-name="ce5" table:formula="of:=[$dadosV2.$A22]" office:value-type="float" office:value="51.570361" calcext:value-type="float">
            <text:p>51.570361</text:p>
          </table:table-cell>
          <table:table-cell table:style-name="ce5" table:formula="of:=[$dadosV2.$A33]" office:value-type="float" office:value="53.099146" calcext:value-type="float">
            <text:p>53.099146</text:p>
          </table:table-cell>
          <table:table-cell table:style-name="ce5" table:formula="of:=[$dadosV2.$A44]" office:value-type="float" office:value="50.896047" calcext:value-type="float">
            <text:p>50.896047</text:p>
          </table:table-cell>
          <table:table-cell table:style-name="ce5" table:formula="of:=[$dadosV2.$A55]" office:value-type="float" office:value="50.259512" calcext:value-type="float">
            <text:p>50.259512</text:p>
          </table:table-cell>
          <table:table-cell table:style-name="ce5" table:formula="of:=[$dadosV2.$A66]" office:value-type="float" office:value="14.969425" calcext:value-type="float">
            <text:p>14.969425</text:p>
          </table:table-cell>
          <table:table-cell table:style-name="ce5" table:formula="of:=[$dadosV2.$A77]" office:value-type="float" office:value="22.264044" calcext:value-type="float">
            <text:p>22.264044</text:p>
          </table:table-cell>
          <table:table-cell table:style-name="ce5" table:formula="of:=[$dadosV2.$A88]" office:value-type="float" office:value="41.603627" calcext:value-type="float">
            <text:p>41.603627</text:p>
          </table:table-cell>
          <table:table-cell table:style-name="ce5" table:formula="of:=[$dadosV2.$A99]" office:value-type="float" office:value="80.92312" calcext:value-type="float">
            <text:p>80.923120</text:p>
          </table:table-cell>
          <table:table-cell table:style-name="ce5" table:formula="of:=[$dadosV2.$A110]" office:value-type="float" office:value="156.796315" calcext:value-type="float">
            <text:p>156.796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édia (ms)</text:p>
          </table:table-cell>
          <table:table-cell table:style-name="ce5" table:formula="of:=AVERAGE([.B5:.B14])" office:value-type="float" office:value="51.0127576" calcext:value-type="float">
            <text:p>51.012758</text:p>
          </table:table-cell>
          <table:table-cell table:style-name="ce5" table:formula="of:=AVERAGE([.C5:.C14])" office:value-type="float" office:value="51.5844778" calcext:value-type="float">
            <text:p>51.584478</text:p>
          </table:table-cell>
          <table:table-cell table:style-name="ce5" table:formula="of:=AVERAGE([.D5:.D14])" office:value-type="float" office:value="53.1612203" calcext:value-type="float">
            <text:p>53.161220</text:p>
          </table:table-cell>
          <table:table-cell table:style-name="ce5" table:formula="of:=AVERAGE([.E5:.E14])" office:value-type="float" office:value="53.2501628" calcext:value-type="float">
            <text:p>53.250163</text:p>
          </table:table-cell>
          <table:table-cell table:style-name="ce5" table:formula="of:=AVERAGE([.F5:.F14])" office:value-type="float" office:value="50.8754414" calcext:value-type="float">
            <text:p>50.875441</text:p>
          </table:table-cell>
          <table:table-cell table:style-name="ce5" table:formula="of:=AVERAGE([.G5:.G14])" office:value-type="float" office:value="13.2026872" calcext:value-type="float">
            <text:p>13.202687</text:p>
          </table:table-cell>
          <table:table-cell table:style-name="ce5" table:formula="of:=AVERAGE([.H5:.H14])" office:value-type="float" office:value="22.4500834" calcext:value-type="float">
            <text:p>22.450083</text:p>
          </table:table-cell>
          <table:table-cell table:style-name="ce5" table:formula="of:=AVERAGE([.I5:.I14])" office:value-type="float" office:value="41.7046083" calcext:value-type="float">
            <text:p>41.704608</text:p>
          </table:table-cell>
          <table:table-cell table:style-name="ce5" table:formula="of:=AVERAGE([.J5:.J14])" office:value-type="float" office:value="80.6120044" calcext:value-type="float">
            <text:p>80.612004</text:p>
          </table:table-cell>
          <table:table-cell table:style-name="ce5" table:formula="of:=AVERAGE([.K5:.K14])" office:value-type="float" office:value="157.2119523" calcext:value-type="float">
            <text:p>157.2119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eleração</text:p>
          </table:table-cell>
          <table:table-cell table:style-name="ce5" table:formula="of:=([.G15]/[.B15])" office:value-type="float" office:value="0.258811478170316" calcext:value-type="float">
            <text:p>0.258811</text:p>
          </table:table-cell>
          <table:table-cell table:style-name="ce5" table:formula="of:=([.H15]/[.C15])" office:value-type="float" office:value="0.435210054602899" calcext:value-type="float">
            <text:p>0.435210</text:p>
          </table:table-cell>
          <table:table-cell table:style-name="ce5" table:formula="of:=([.I15]/[.D15])" office:value-type="float" office:value="0.784493058373229" calcext:value-type="float">
            <text:p>0.784493</text:p>
          </table:table-cell>
          <table:table-cell table:style-name="ce5" table:formula="of:=([.J15]/[.E15])" office:value-type="float" office:value="1.5138358300005" calcext:value-type="float">
            <text:p>1.513836</text:p>
          </table:table-cell>
          <table:table-cell table:style-name="ce5" table:formula="of:=([.K15]/[.F15])" office:value-type="float" office:value="3.09013441404756" calcext:value-type="float">
            <text:p>3.090134</text:p>
          </table:table-cell>
          <table:table-cell table:style-name="ce5" table:number-columns-repeated="5"/>
          <table:table-cell table:style-name="ce14"/>
          <table:table-cell table:number-columns-repeated="1012"/>
        </table:table-row>
        <table:table-row table:style-name="ro3">
          <table:table-cell office:value-type="string" calcext:value-type="string">
            <text:p>Throughput médio</text:p>
            <text:p>(Em MOP/ms)</text:p>
          </table:table-cell>
          <table:table-cell table:style-name="ce8" table:formula="of:=[$dadosV2.$C$112]" office:value-type="float" office:value="0.0253752" calcext:value-type="float">
            <text:p>0.03</text:p>
          </table:table-cell>
          <table:table-cell table:style-name="ce8" table:formula="of:=[$dadosV2.C123]" office:value-type="float" office:value="0.0493425" calcext:value-type="float">
            <text:p>0.05</text:p>
          </table:table-cell>
          <table:table-cell table:style-name="ce8" table:formula="of:=[$dadosV2.C134]" office:value-type="float" office:value="0.0787142" calcext:value-type="float">
            <text:p>0.08</text:p>
          </table:table-cell>
          <table:table-cell table:style-name="ce8" table:formula="of:=[$dadosV2.C145]" office:value-type="float" office:value="0.157764" calcext:value-type="float">
            <text:p>0.16</text:p>
          </table:table-cell>
          <table:table-cell table:style-name="ce8" table:formula="of:=[$dadosV2.C156]" office:value-type="float" office:value="0.328887" calcext:value-type="float">
            <text:p>0.33</text:p>
          </table:table-cell>
          <table:table-cell table:style-name="ce8" table:formula="of:=[$dadosV2.C167]" office:value-type="float" office:value="0.0787737" calcext:value-type="float">
            <text:p>0.08</text:p>
          </table:table-cell>
          <table:table-cell table:style-name="ce8" table:formula="of:=[$dadosV2.C178]" office:value-type="float" office:value="0.093872" calcext:value-type="float">
            <text:p>0.09</text:p>
          </table:table-cell>
          <table:table-cell table:style-name="ce8" table:formula="of:=[$dadosV2.C189]" office:value-type="float" office:value="0.0985982" calcext:value-type="float">
            <text:p>0.10</text:p>
          </table:table-cell>
          <table:table-cell table:style-name="ce8" table:formula="of:=[$dadosV2.C200]" office:value-type="float" office:value="0.1008476" calcext:value-type="float">
            <text:p>0.10</text:p>
          </table:table-cell>
          <table:table-cell table:style-name="ce18" table:formula="of:=[$dadosV2.C211]" office:value-type="float" office:value="0.1033154" calcext:value-type="float">
            <text:p>0,10</text:p>
          </table:table-cell>
          <table:table-cell table:style-name="ce14"/>
          <table:table-cell table:number-columns-repeated="1012"/>
        </table:table-row>
        <table:table-row table:style-name="ro2">
          <table:table-cell office:value-type="string" calcext:value-type="string">
            <text:p>Tempo Mínimo (ms)</text:p>
          </table:table-cell>
          <table:table-cell table:style-name="ce7" table:formula="of:=MIN([.B5:.B14])" office:value-type="float" office:value="50.813959" calcext:value-type="float">
            <text:p>50,813959</text:p>
          </table:table-cell>
          <table:table-cell table:style-name="ce7" table:formula="of:=MIN([.C5:.C14])" office:value-type="float" office:value="51.549359" calcext:value-type="float">
            <text:p>51,549359</text:p>
          </table:table-cell>
          <table:table-cell table:style-name="ce7" table:formula="of:=MIN([.D5:.D14])" office:value-type="float" office:value="53.079869" calcext:value-type="float">
            <text:p>53,079869</text:p>
          </table:table-cell>
          <table:table-cell table:style-name="ce7" table:formula="of:=MIN([.E5:.E14])" office:value-type="float" office:value="50.888234" calcext:value-type="float">
            <text:p>50,888234</text:p>
          </table:table-cell>
          <table:table-cell table:style-name="ce7" table:formula="of:=MIN([.F5:.F14])" office:value-type="float" office:value="50.224142" calcext:value-type="float">
            <text:p>50,224142</text:p>
          </table:table-cell>
          <table:table-cell table:style-name="ce7" table:formula="of:=MIN([.G5:.G14])" office:value-type="float" office:value="12.626682" calcext:value-type="float">
            <text:p>12,626682</text:p>
          </table:table-cell>
          <table:table-cell table:style-name="ce7" table:formula="of:=MIN([.H5:.H14])" office:value-type="float" office:value="22.230685" calcext:value-type="float">
            <text:p>22,230685</text:p>
          </table:table-cell>
          <table:table-cell table:style-name="ce7" table:formula="of:=MIN([.I5:.I14])" office:value-type="float" office:value="41.603627" calcext:value-type="float">
            <text:p>41,603627</text:p>
          </table:table-cell>
          <table:table-cell table:style-name="ce7" table:formula="of:=MIN([.J5:.J14])" office:value-type="float" office:value="79.910771" calcext:value-type="float">
            <text:p>79,910771</text:p>
          </table:table-cell>
          <table:table-cell table:style-name="ce7" table:formula="of:=MIN([.K5:.K14])" office:value-type="float" office:value="156.443453" calcext:value-type="float">
            <text:p>156,443453</text:p>
          </table:table-cell>
          <table:table-cell table:number-columns-repeated="1013"/>
        </table:table-row>
        <table:table-row table:style-name="ro2">
          <table:table-cell table:style-name="ce4" table:number-columns-repeated="1024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1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8" table:default-cell-style-name="Default"/>
        <table:table-row table:style-name="ro2">
          <table:table-cell office:value-type="string" calcext:value-type="string">
            <text:p>Executando 10 vezes com [nTotalElementos = 1048576 (2^20)] e [heapSize=2048]:</text:p>
          </table:table-cell>
          <table:table-cell table:number-columns-repeated="7"/>
        </table:table-row>
        <table:table-row table:style-name="ro2">
          <table:table-cell office:value-type="float" office:value="52.280187" calcext:value-type="float">
            <text:p>52,280187</text:p>
          </table:table-cell>
          <table:table-cell table:number-columns-repeated="7"/>
        </table:table-row>
        <table:table-row table:style-name="ro2">
          <table:table-cell office:value-type="float" office:value="50.813959" calcext:value-type="float">
            <text:p>50,813959</text:p>
          </table:table-cell>
          <table:table-cell table:number-columns-repeated="7"/>
        </table:table-row>
        <table:table-row table:style-name="ro2">
          <table:table-cell office:value-type="float" office:value="50.822561" calcext:value-type="float">
            <text:p>50,822561</text:p>
          </table:table-cell>
          <table:table-cell table:number-columns-repeated="7"/>
        </table:table-row>
        <table:table-row table:style-name="ro2">
          <table:table-cell office:value-type="float" office:value="50.848312" calcext:value-type="float">
            <text:p>50,848312</text:p>
          </table:table-cell>
          <table:table-cell table:number-columns-repeated="7"/>
        </table:table-row>
        <table:table-row table:style-name="ro2">
          <table:table-cell office:value-type="float" office:value="50.830961" calcext:value-type="float">
            <text:p>50,830961</text:p>
          </table:table-cell>
          <table:table-cell table:number-columns-repeated="7"/>
        </table:table-row>
        <table:table-row table:style-name="ro2">
          <table:table-cell office:value-type="float" office:value="50.86637" calcext:value-type="float">
            <text:p>50,86637</text:p>
          </table:table-cell>
          <table:table-cell table:number-columns-repeated="7"/>
        </table:table-row>
        <table:table-row table:style-name="ro2">
          <table:table-cell table:style-name="ce34" office:value-type="float" office:value="50.846113" calcext:value-type="float">
            <text:p>50,85</text:p>
          </table:table-cell>
          <table:table-cell table:number-columns-repeated="7"/>
        </table:table-row>
        <table:table-row table:style-name="ro2">
          <table:table-cell office:value-type="float" office:value="50.829486" calcext:value-type="float">
            <text:p>50,829486</text:p>
          </table:table-cell>
          <table:table-cell table:number-columns-repeated="7"/>
        </table:table-row>
        <table:table-row table:style-name="ro2">
          <table:table-cell office:value-type="float" office:value="50.862602" calcext:value-type="float">
            <text:p>50,862602</text:p>
          </table:table-cell>
          <table:table-cell table:number-columns-repeated="7"/>
        </table:table-row>
        <table:table-row table:style-name="ro2">
          <table:table-cell office:value-type="float" office:value="51.127025" calcext:value-type="float">
            <text:p>51,1270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eapSize=2048]:</text:p>
          </table:table-cell>
          <table:table-cell table:number-columns-repeated="7"/>
        </table:table-row>
        <table:table-row table:style-name="ro2">
          <table:table-cell office:value-type="float" office:value="51.567918" calcext:value-type="float">
            <text:p>51,567918</text:p>
          </table:table-cell>
          <table:table-cell table:number-columns-repeated="7"/>
        </table:table-row>
        <table:table-row table:style-name="ro2">
          <table:table-cell office:value-type="float" office:value="51.581915" calcext:value-type="float">
            <text:p>51,581915</text:p>
          </table:table-cell>
          <table:table-cell table:number-columns-repeated="7"/>
        </table:table-row>
        <table:table-row table:style-name="ro2">
          <table:table-cell office:value-type="float" office:value="51.56443" calcext:value-type="float">
            <text:p>51,56443</text:p>
          </table:table-cell>
          <table:table-cell table:number-columns-repeated="7"/>
        </table:table-row>
        <table:table-row table:style-name="ro2">
          <table:table-cell office:value-type="float" office:value="51.570776" calcext:value-type="float">
            <text:p>51,570776</text:p>
          </table:table-cell>
          <table:table-cell table:number-columns-repeated="7"/>
        </table:table-row>
        <table:table-row table:style-name="ro2">
          <table:table-cell office:value-type="float" office:value="51.680407" calcext:value-type="float">
            <text:p>51,680407</text:p>
          </table:table-cell>
          <table:table-cell table:number-columns-repeated="7"/>
        </table:table-row>
        <table:table-row table:style-name="ro2">
          <table:table-cell office:value-type="float" office:value="51.570926" calcext:value-type="float">
            <text:p>51,570926</text:p>
          </table:table-cell>
          <table:table-cell table:number-columns-repeated="7"/>
        </table:table-row>
        <table:table-row table:style-name="ro2">
          <table:table-cell office:value-type="float" office:value="51.611657" calcext:value-type="float">
            <text:p>51,611657</text:p>
          </table:table-cell>
          <table:table-cell table:number-columns-repeated="7"/>
        </table:table-row>
        <table:table-row table:style-name="ro2">
          <table:table-cell office:value-type="float" office:value="51.577029" calcext:value-type="float">
            <text:p>51,577029</text:p>
          </table:table-cell>
          <table:table-cell table:number-columns-repeated="7"/>
        </table:table-row>
        <table:table-row table:style-name="ro2">
          <table:table-cell office:value-type="float" office:value="51.549359" calcext:value-type="float">
            <text:p>51,549359</text:p>
          </table:table-cell>
          <table:table-cell table:number-columns-repeated="7"/>
        </table:table-row>
        <table:table-row table:style-name="ro2">
          <table:table-cell office:value-type="float" office:value="51.570361" calcext:value-type="float">
            <text:p>51,5703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eapSize=2048]:</text:p>
          </table:table-cell>
          <table:table-cell table:number-columns-repeated="7"/>
        </table:table-row>
        <table:table-row table:style-name="ro2">
          <table:table-cell office:value-type="float" office:value="53.133134" calcext:value-type="float">
            <text:p>53,133134</text:p>
          </table:table-cell>
          <table:table-cell table:number-columns-repeated="7"/>
        </table:table-row>
        <table:table-row table:style-name="ro2">
          <table:table-cell office:value-type="float" office:value="53.079869" calcext:value-type="float">
            <text:p>53,079869</text:p>
          </table:table-cell>
          <table:table-cell table:number-columns-repeated="7"/>
        </table:table-row>
        <table:table-row table:style-name="ro2">
          <table:table-cell office:value-type="float" office:value="53.144553" calcext:value-type="float">
            <text:p>53,144553</text:p>
          </table:table-cell>
          <table:table-cell table:style-name="ce34"/>
          <table:table-cell table:number-columns-repeated="6"/>
        </table:table-row>
        <table:table-row table:style-name="ro2">
          <table:table-cell office:value-type="float" office:value="53.132509" calcext:value-type="float">
            <text:p>53,132509</text:p>
          </table:table-cell>
          <table:table-cell table:number-columns-repeated="7"/>
        </table:table-row>
        <table:table-row table:style-name="ro2">
          <table:table-cell office:value-type="float" office:value="53.256741" calcext:value-type="float">
            <text:p>53,256741</text:p>
          </table:table-cell>
          <table:table-cell table:number-columns-repeated="7"/>
        </table:table-row>
        <table:table-row table:style-name="ro2">
          <table:table-cell office:value-type="float" office:value="53.146094" calcext:value-type="float">
            <text:p>53,146094</text:p>
          </table:table-cell>
          <table:table-cell table:number-columns-repeated="7"/>
        </table:table-row>
        <table:table-row table:style-name="ro2">
          <table:table-cell office:value-type="float" office:value="53.356851" calcext:value-type="float">
            <text:p>53,356851</text:p>
          </table:table-cell>
          <table:table-cell table:number-columns-repeated="7"/>
        </table:table-row>
        <table:table-row table:style-name="ro2">
          <table:table-cell office:value-type="float" office:value="53.143499" calcext:value-type="float">
            <text:p>53,143499</text:p>
          </table:table-cell>
          <table:table-cell table:number-columns-repeated="7"/>
        </table:table-row>
        <table:table-row table:style-name="ro2">
          <table:table-cell office:value-type="float" office:value="53.119807" calcext:value-type="float">
            <text:p>53,119807</text:p>
          </table:table-cell>
          <table:table-cell table:number-columns-repeated="7"/>
        </table:table-row>
        <table:table-row table:style-name="ro2">
          <table:table-cell office:value-type="float" office:value="53.099146" calcext:value-type="float">
            <text:p>53,0991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eapSize=2048]:</text:p>
          </table:table-cell>
          <table:table-cell table:number-columns-repeated="7"/>
        </table:table-row>
        <table:table-row table:style-name="ro2">
          <table:table-cell office:value-type="float" office:value="56.227263" calcext:value-type="float">
            <text:p>56,227263</text:p>
          </table:table-cell>
          <table:table-cell table:number-columns-repeated="7"/>
        </table:table-row>
        <table:table-row table:style-name="ro2">
          <table:table-cell office:value-type="float" office:value="56.327516" calcext:value-type="float">
            <text:p>56,327516</text:p>
          </table:table-cell>
          <table:table-cell table:number-columns-repeated="7"/>
        </table:table-row>
        <table:table-row table:style-name="ro2">
          <table:table-cell office:value-type="float" office:value="53.418016" calcext:value-type="float">
            <text:p>53,418016</text:p>
          </table:table-cell>
          <table:table-cell table:number-columns-repeated="7"/>
        </table:table-row>
        <table:table-row table:style-name="ro2">
          <table:table-cell office:value-type="float" office:value="53.697534" calcext:value-type="float">
            <text:p>53,697534</text:p>
          </table:table-cell>
          <table:table-cell table:number-columns-repeated="7"/>
        </table:table-row>
        <table:table-row table:style-name="ro2">
          <table:table-cell office:value-type="float" office:value="53.518315" calcext:value-type="float">
            <text:p>53,518315</text:p>
          </table:table-cell>
          <table:table-cell table:number-columns-repeated="7"/>
        </table:table-row>
        <table:table-row table:style-name="ro2">
          <table:table-cell office:value-type="float" office:value="53.288078" calcext:value-type="float">
            <text:p>53,288078</text:p>
          </table:table-cell>
          <table:table-cell table:number-columns-repeated="7"/>
        </table:table-row>
        <table:table-row table:style-name="ro2">
          <table:table-cell office:value-type="float" office:value="53.335398" calcext:value-type="float">
            <text:p>53,335398</text:p>
          </table:table-cell>
          <table:table-cell table:number-columns-repeated="7"/>
        </table:table-row>
        <table:table-row table:style-name="ro2">
          <table:table-cell office:value-type="float" office:value="50.905227" calcext:value-type="float">
            <text:p>50,905227</text:p>
          </table:table-cell>
          <table:table-cell table:number-columns-repeated="7"/>
        </table:table-row>
        <table:table-row table:style-name="ro2">
          <table:table-cell office:value-type="float" office:value="50.888234" calcext:value-type="float">
            <text:p>50,888234</text:p>
          </table:table-cell>
          <table:table-cell table:number-columns-repeated="7"/>
        </table:table-row>
        <table:table-row table:style-name="ro2">
          <table:table-cell office:value-type="float" office:value="50.896047" calcext:value-type="float">
            <text:p>50,8960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eapSize=2048]:</text:p>
          </table:table-cell>
          <table:table-cell table:number-columns-repeated="7"/>
        </table:table-row>
        <table:table-row table:style-name="ro2">
          <table:table-cell office:value-type="float" office:value="56.425914" calcext:value-type="float">
            <text:p>56,425914</text:p>
          </table:table-cell>
          <table:table-cell table:number-columns-repeated="7"/>
        </table:table-row>
        <table:table-row table:style-name="ro2">
          <table:table-cell office:value-type="float" office:value="50.2666" calcext:value-type="float">
            <text:p>50,2666</text:p>
          </table:table-cell>
          <table:table-cell table:number-columns-repeated="7"/>
        </table:table-row>
        <table:table-row table:style-name="ro2">
          <table:table-cell office:value-type="float" office:value="50.25003" calcext:value-type="float">
            <text:p>50,25003</text:p>
          </table:table-cell>
          <table:table-cell table:number-columns-repeated="7"/>
        </table:table-row>
        <table:table-row table:style-name="ro2">
          <table:table-cell office:value-type="float" office:value="50.259433" calcext:value-type="float">
            <text:p>50,259433</text:p>
          </table:table-cell>
          <table:table-cell table:number-columns-repeated="7"/>
        </table:table-row>
        <table:table-row table:style-name="ro2">
          <table:table-cell office:value-type="float" office:value="50.250291" calcext:value-type="float">
            <text:p>50,250291</text:p>
          </table:table-cell>
          <table:table-cell table:number-columns-repeated="7"/>
        </table:table-row>
        <table:table-row table:style-name="ro2">
          <table:table-cell office:value-type="float" office:value="50.286656" calcext:value-type="float">
            <text:p>50,286656</text:p>
          </table:table-cell>
          <table:table-cell table:number-columns-repeated="7"/>
        </table:table-row>
        <table:table-row table:style-name="ro2">
          <table:table-cell office:value-type="float" office:value="50.296088" calcext:value-type="float">
            <text:p>50,296088</text:p>
          </table:table-cell>
          <table:table-cell table:number-columns-repeated="7"/>
        </table:table-row>
        <table:table-row table:style-name="ro2">
          <table:table-cell office:value-type="float" office:value="50.235748" calcext:value-type="float">
            <text:p>50,235748</text:p>
          </table:table-cell>
          <table:table-cell table:number-columns-repeated="7"/>
        </table:table-row>
        <table:table-row table:style-name="ro2">
          <table:table-cell office:value-type="float" office:value="50.224142" calcext:value-type="float">
            <text:p>50,224142</text:p>
          </table:table-cell>
          <table:table-cell table:number-columns-repeated="7"/>
        </table:table-row>
        <table:table-row table:style-name="ro2">
          <table:table-cell office:value-type="float" office:value="50.259512" calcext:value-type="float">
            <text:p>50,2595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eapSize=2048]:</text:p>
          </table:table-cell>
          <table:table-cell table:number-columns-repeated="7"/>
        </table:table-row>
        <table:table-row table:style-name="ro2">
          <table:table-cell office:value-type="float" office:value="12.997674" calcext:value-type="float">
            <text:p>12,997674</text:p>
          </table:table-cell>
          <table:table-cell table:number-columns-repeated="7"/>
        </table:table-row>
        <table:table-row table:style-name="ro2">
          <table:table-cell office:value-type="float" office:value="12.862662" calcext:value-type="float">
            <text:p>12,862662</text:p>
          </table:table-cell>
          <table:table-cell table:number-columns-repeated="7"/>
        </table:table-row>
        <table:table-row table:style-name="ro2">
          <table:table-cell office:value-type="float" office:value="12.695967" calcext:value-type="float">
            <text:p>12,695967</text:p>
          </table:table-cell>
          <table:table-cell table:number-columns-repeated="7"/>
        </table:table-row>
        <table:table-row table:style-name="ro2">
          <table:table-cell office:value-type="float" office:value="12.626682" calcext:value-type="float">
            <text:p>12,626682</text:p>
          </table:table-cell>
          <table:table-cell table:number-columns-repeated="7"/>
        </table:table-row>
        <table:table-row table:style-name="ro2">
          <table:table-cell office:value-type="float" office:value="12.795001" calcext:value-type="float">
            <text:p>12,795001</text:p>
          </table:table-cell>
          <table:table-cell table:number-columns-repeated="7"/>
        </table:table-row>
        <table:table-row table:style-name="ro2">
          <table:table-cell office:value-type="float" office:value="13.361221" calcext:value-type="float">
            <text:p>13,361221</text:p>
          </table:table-cell>
          <table:table-cell table:number-columns-repeated="7"/>
        </table:table-row>
        <table:table-row table:style-name="ro2">
          <table:table-cell office:value-type="float" office:value="13.221008" calcext:value-type="float">
            <text:p>13,221008</text:p>
          </table:table-cell>
          <table:table-cell table:number-columns-repeated="7"/>
        </table:table-row>
        <table:table-row table:style-name="ro2">
          <table:table-cell office:value-type="float" office:value="13.180076" calcext:value-type="float">
            <text:p>13,180076</text:p>
          </table:table-cell>
          <table:table-cell table:number-columns-repeated="7"/>
        </table:table-row>
        <table:table-row table:style-name="ro2">
          <table:table-cell office:value-type="float" office:value="13.317156" calcext:value-type="float">
            <text:p>13,317156</text:p>
          </table:table-cell>
          <table:table-cell table:number-columns-repeated="7"/>
        </table:table-row>
        <table:table-row table:style-name="ro2">
          <table:table-cell office:value-type="float" office:value="14.969425" calcext:value-type="float">
            <text:p>14,969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eapSize=2048]:</text:p>
          </table:table-cell>
          <table:table-cell table:number-columns-repeated="7"/>
        </table:table-row>
        <table:table-row table:style-name="ro2">
          <table:table-cell office:value-type="float" office:value="22.257041" calcext:value-type="float">
            <text:p>22,257041</text:p>
          </table:table-cell>
          <table:table-cell table:number-columns-repeated="7"/>
        </table:table-row>
        <table:table-row table:style-name="ro2">
          <table:table-cell office:value-type="float" office:value="22.559805" calcext:value-type="float">
            <text:p>22,559805</text:p>
          </table:table-cell>
          <table:table-cell table:number-columns-repeated="7"/>
        </table:table-row>
        <table:table-row table:style-name="ro2">
          <table:table-cell office:value-type="float" office:value="22.75801" calcext:value-type="float">
            <text:p>22,75801</text:p>
          </table:table-cell>
          <table:table-cell table:number-columns-repeated="7"/>
        </table:table-row>
        <table:table-row table:style-name="ro2">
          <table:table-cell office:value-type="float" office:value="22.33436" calcext:value-type="float">
            <text:p>22,33436</text:p>
          </table:table-cell>
          <table:table-cell table:number-columns-repeated="7"/>
        </table:table-row>
        <table:table-row table:style-name="ro2">
          <table:table-cell office:value-type="float" office:value="22.768661" calcext:value-type="float">
            <text:p>22,768661</text:p>
          </table:table-cell>
          <table:table-cell table:number-columns-repeated="7"/>
        </table:table-row>
        <table:table-row table:style-name="ro2">
          <table:table-cell office:value-type="float" office:value="22.230685" calcext:value-type="float">
            <text:p>22,230685</text:p>
          </table:table-cell>
          <table:table-cell table:number-columns-repeated="7"/>
        </table:table-row>
        <table:table-row table:style-name="ro2">
          <table:table-cell office:value-type="float" office:value="22.531548" calcext:value-type="float">
            <text:p>22,531548</text:p>
          </table:table-cell>
          <table:table-cell table:number-columns-repeated="7"/>
        </table:table-row>
        <table:table-row table:style-name="ro2">
          <table:table-cell office:value-type="float" office:value="22.280066" calcext:value-type="float">
            <text:p>22,280066</text:p>
          </table:table-cell>
          <table:table-cell table:number-columns-repeated="7"/>
        </table:table-row>
        <table:table-row table:style-name="ro2">
          <table:table-cell office:value-type="float" office:value="22.516614" calcext:value-type="float">
            <text:p>22,516614</text:p>
          </table:table-cell>
          <table:table-cell table:number-columns-repeated="7"/>
        </table:table-row>
        <table:table-row table:style-name="ro2">
          <table:table-cell office:value-type="float" office:value="22.264044" calcext:value-type="float">
            <text:p>22,2640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eapSize=2048]:</text:p>
          </table:table-cell>
          <table:table-cell table:number-columns-repeated="7"/>
        </table:table-row>
        <table:table-row table:style-name="ro2">
          <table:table-cell office:value-type="float" office:value="41.863232" calcext:value-type="float">
            <text:p>41,863232</text:p>
          </table:table-cell>
          <table:table-cell table:number-columns-repeated="7"/>
        </table:table-row>
        <table:table-row table:style-name="ro2">
          <table:table-cell office:value-type="float" office:value="41.634962" calcext:value-type="float">
            <text:p>41,634962</text:p>
          </table:table-cell>
          <table:table-cell table:number-columns-repeated="7"/>
        </table:table-row>
        <table:table-row table:style-name="ro2">
          <table:table-cell office:value-type="float" office:value="41.720634" calcext:value-type="float">
            <text:p>41,720634</text:p>
          </table:table-cell>
          <table:table-cell table:number-columns-repeated="7"/>
        </table:table-row>
        <table:table-row table:style-name="ro2">
          <table:table-cell office:value-type="float" office:value="41.749334" calcext:value-type="float">
            <text:p>41,749334</text:p>
          </table:table-cell>
          <table:table-cell table:number-columns-repeated="7"/>
        </table:table-row>
        <table:table-row table:style-name="ro2">
          <table:table-cell office:value-type="float" office:value="41.637597" calcext:value-type="float">
            <text:p>41,637597</text:p>
          </table:table-cell>
          <table:table-cell table:number-columns-repeated="7"/>
        </table:table-row>
        <table:table-row table:style-name="ro2">
          <table:table-cell office:value-type="float" office:value="41.677349" calcext:value-type="float">
            <text:p>41,677349</text:p>
          </table:table-cell>
          <table:table-cell table:number-columns-repeated="7"/>
        </table:table-row>
        <table:table-row table:style-name="ro2">
          <table:table-cell office:value-type="float" office:value="41.799213" calcext:value-type="float">
            <text:p>41,799213</text:p>
          </table:table-cell>
          <table:table-cell table:number-columns-repeated="7"/>
        </table:table-row>
        <table:table-row table:style-name="ro2">
          <table:table-cell office:value-type="float" office:value="41.64497" calcext:value-type="float">
            <text:p>41,64497</text:p>
          </table:table-cell>
          <table:table-cell table:number-columns-repeated="7"/>
        </table:table-row>
        <table:table-row table:style-name="ro2">
          <table:table-cell office:value-type="float" office:value="41.715165" calcext:value-type="float">
            <text:p>41,715165</text:p>
          </table:table-cell>
          <table:table-cell table:number-columns-repeated="7"/>
        </table:table-row>
        <table:table-row table:style-name="ro2">
          <table:table-cell office:value-type="float" office:value="41.603627" calcext:value-type="float">
            <text:p>41,603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eapSize=2048]:</text:p>
          </table:table-cell>
          <table:table-cell table:number-columns-repeated="7"/>
        </table:table-row>
        <table:table-row table:style-name="ro2">
          <table:table-cell office:value-type="float" office:value="80.129198" calcext:value-type="float">
            <text:p>80,129198</text:p>
          </table:table-cell>
          <table:table-cell table:number-columns-repeated="7"/>
        </table:table-row>
        <table:table-row table:style-name="ro2">
          <table:table-cell office:value-type="float" office:value="81.186003" calcext:value-type="float">
            <text:p>81,186003</text:p>
          </table:table-cell>
          <table:table-cell table:number-columns-repeated="7"/>
        </table:table-row>
        <table:table-row table:style-name="ro2">
          <table:table-cell office:value-type="float" office:value="81.301385" calcext:value-type="float">
            <text:p>81,301385</text:p>
          </table:table-cell>
          <table:table-cell table:number-columns-repeated="7"/>
        </table:table-row>
        <table:table-row table:style-name="ro2">
          <table:table-cell office:value-type="float" office:value="80.974814" calcext:value-type="float">
            <text:p>80,974814</text:p>
          </table:table-cell>
          <table:table-cell table:number-columns-repeated="7"/>
        </table:table-row>
        <table:table-row table:style-name="ro2">
          <table:table-cell office:value-type="float" office:value="80.007031" calcext:value-type="float">
            <text:p>80,007031</text:p>
          </table:table-cell>
          <table:table-cell table:number-columns-repeated="7"/>
        </table:table-row>
        <table:table-row table:style-name="ro2">
          <table:table-cell office:value-type="float" office:value="80.262894" calcext:value-type="float">
            <text:p>80,262894</text:p>
          </table:table-cell>
          <table:table-cell table:number-columns-repeated="7"/>
        </table:table-row>
        <table:table-row table:style-name="ro2">
          <table:table-cell office:value-type="float" office:value="80.027606" calcext:value-type="float">
            <text:p>80,027606</text:p>
          </table:table-cell>
          <table:table-cell table:number-columns-repeated="7"/>
        </table:table-row>
        <table:table-row table:style-name="ro2">
          <table:table-cell office:value-type="float" office:value="81.397222" calcext:value-type="float">
            <text:p>81,397222</text:p>
          </table:table-cell>
          <table:table-cell table:number-columns-repeated="7"/>
        </table:table-row>
        <table:table-row table:style-name="ro2">
          <table:table-cell office:value-type="float" office:value="79.910771" calcext:value-type="float">
            <text:p>79,910771</text:p>
          </table:table-cell>
          <table:table-cell table:number-columns-repeated="7"/>
        </table:table-row>
        <table:table-row table:style-name="ro2">
          <table:table-cell office:value-type="float" office:value="80.92312" calcext:value-type="float">
            <text:p>80,923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eapSize=2048]:</text:p>
          </table:table-cell>
          <table:table-cell table:number-columns-repeated="7"/>
        </table:table-row>
        <table:table-row table:style-name="ro2">
          <table:table-cell office:value-type="float" office:value="156.679605" calcext:value-type="float">
            <text:p>156,679605</text:p>
          </table:table-cell>
          <table:table-cell table:number-columns-repeated="7"/>
        </table:table-row>
        <table:table-row table:style-name="ro2">
          <table:table-cell office:value-type="float" office:value="156.480298" calcext:value-type="float">
            <text:p>156,480298</text:p>
          </table:table-cell>
          <table:table-cell table:number-columns-repeated="7"/>
        </table:table-row>
        <table:table-row table:style-name="ro2">
          <table:table-cell office:value-type="float" office:value="158.657156" calcext:value-type="float">
            <text:p>158,657156</text:p>
          </table:table-cell>
          <table:table-cell table:number-columns-repeated="7"/>
        </table:table-row>
        <table:table-row table:style-name="ro2">
          <table:table-cell office:value-type="float" office:value="157.168552" calcext:value-type="float">
            <text:p>157,168552</text:p>
          </table:table-cell>
          <table:table-cell table:number-columns-repeated="7"/>
        </table:table-row>
        <table:table-row table:style-name="ro2">
          <table:table-cell office:value-type="float" office:value="157.714626" calcext:value-type="float">
            <text:p>157,714626</text:p>
          </table:table-cell>
          <table:table-cell table:number-columns-repeated="7"/>
        </table:table-row>
        <table:table-row table:style-name="ro2">
          <table:table-cell office:value-type="float" office:value="156.651997" calcext:value-type="float">
            <text:p>156,651997</text:p>
          </table:table-cell>
          <table:table-cell table:number-columns-repeated="7"/>
        </table:table-row>
        <table:table-row table:style-name="ro2">
          <table:table-cell office:value-type="float" office:value="157.363506" calcext:value-type="float">
            <text:p>157,363506</text:p>
          </table:table-cell>
          <table:table-cell table:number-columns-repeated="7"/>
        </table:table-row>
        <table:table-row table:style-name="ro2">
          <table:table-cell office:value-type="float" office:value="156.443453" calcext:value-type="float">
            <text:p>156,443453</text:p>
          </table:table-cell>
          <table:table-cell table:number-columns-repeated="7"/>
        </table:table-row>
        <table:table-row table:style-name="ro2">
          <table:table-cell office:value-type="float" office:value="158.164015" calcext:value-type="float">
            <text:p>158,164015</text:p>
          </table:table-cell>
          <table:table-cell table:number-columns-repeated="7"/>
        </table:table-row>
        <table:table-row table:style-name="ro2">
          <table:table-cell office:value-type="float" office:value="156.796315" calcext:value-type="float">
            <text:p>156,7963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eapSize=2048]:</text:p>
          </table:table-cell>
          <table:table-cell table:number-columns-repeated="6"/>
          <table:table-cell office:value-type="string" calcext:value-type="string">
            <text:p>A partir daqui, throughput</text:p>
          </table:table-cell>
        </table:table-row>
        <table:table-row table:style-name="ro2">
          <table:table-cell office:value-type="float" office:value="0.025379" calcext:value-type="float">
            <text:p>0,025379</text:p>
          </table:table-cell>
          <table:table-cell table:style-name="ce24" office:value-type="string" calcext:value-type="string">
            <text:p>Média:</text:p>
          </table:table-cell>
          <table:table-cell table:formula="of:=AVERAGE([.A112:.A121])" office:value-type="float" office:value="0.0253752" calcext:value-type="float">
            <text:p>0,0253752</text:p>
          </table:table-cell>
          <table:table-cell table:number-columns-repeated="5"/>
        </table:table-row>
        <table:table-row table:style-name="ro2">
          <table:table-cell office:value-type="float" office:value="0.025391" calcext:value-type="float">
            <text:p>0,025391</text:p>
          </table:table-cell>
          <table:table-cell table:number-columns-repeated="7"/>
        </table:table-row>
        <table:table-row table:style-name="ro2">
          <table:table-cell office:value-type="float" office:value="0.025386" calcext:value-type="float">
            <text:p>0,025386</text:p>
          </table:table-cell>
          <table:table-cell table:number-columns-repeated="7"/>
        </table:table-row>
        <table:table-row table:style-name="ro2">
          <table:table-cell office:value-type="float" office:value="0.025392" calcext:value-type="float">
            <text:p>0,025392</text:p>
          </table:table-cell>
          <table:table-cell table:number-columns-repeated="7"/>
        </table:table-row>
        <table:table-row table:style-name="ro2">
          <table:table-cell office:value-type="float" office:value="0.025366" calcext:value-type="float">
            <text:p>0,025366</text:p>
          </table:table-cell>
          <table:table-cell table:number-columns-repeated="7"/>
        </table:table-row>
        <table:table-row table:style-name="ro2">
          <table:table-cell office:value-type="float" office:value="0.025397" calcext:value-type="float">
            <text:p>0,025397</text:p>
          </table:table-cell>
          <table:table-cell table:number-columns-repeated="7"/>
        </table:table-row>
        <table:table-row table:style-name="ro2">
          <table:table-cell office:value-type="float" office:value="0.025372" calcext:value-type="float">
            <text:p>0,025372</text:p>
          </table:table-cell>
          <table:table-cell table:number-columns-repeated="7"/>
        </table:table-row>
        <table:table-row table:style-name="ro2">
          <table:table-cell office:value-type="float" office:value="0.025384" calcext:value-type="float">
            <text:p>0,025384</text:p>
          </table:table-cell>
          <table:table-cell table:number-columns-repeated="7"/>
        </table:table-row>
        <table:table-row table:style-name="ro2">
          <table:table-cell office:value-type="float" office:value="0.025384" calcext:value-type="float">
            <text:p>0,025384</text:p>
          </table:table-cell>
          <table:table-cell table:number-columns-repeated="7"/>
        </table:table-row>
        <table:table-row table:style-name="ro2">
          <table:table-cell office:value-type="float" office:value="0.025301" calcext:value-type="float">
            <text:p>0,0253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eapSize=2048]:</text:p>
          </table:table-cell>
          <table:table-cell table:number-columns-repeated="7"/>
        </table:table-row>
        <table:table-row table:style-name="ro2">
          <table:table-cell office:value-type="float" office:value="0.050056" calcext:value-type="float">
            <text:p>0,050056</text:p>
          </table:table-cell>
          <table:table-cell table:style-name="ce24" office:value-type="string" calcext:value-type="string">
            <text:p>Média:</text:p>
          </table:table-cell>
          <table:table-cell table:formula="of:=AVERAGE([.A123:.A132])" office:value-type="float" office:value="0.0493425" calcext:value-type="float">
            <text:p>0,0493425</text:p>
          </table:table-cell>
          <table:table-cell table:number-columns-repeated="5"/>
        </table:table-row>
        <table:table-row table:style-name="ro2">
          <table:table-cell office:value-type="float" office:value="0.04994" calcext:value-type="float">
            <text:p>0,04994</text:p>
          </table:table-cell>
          <table:table-cell table:number-columns-repeated="7"/>
        </table:table-row>
        <table:table-row table:style-name="ro2">
          <table:table-cell office:value-type="float" office:value="0.050078" calcext:value-type="float">
            <text:p>0,050078</text:p>
          </table:table-cell>
          <table:table-cell table:number-columns-repeated="7"/>
        </table:table-row>
        <table:table-row table:style-name="ro2">
          <table:table-cell office:value-type="float" office:value="0.049932" calcext:value-type="float">
            <text:p>0,049932</text:p>
          </table:table-cell>
          <table:table-cell table:number-columns-repeated="7"/>
        </table:table-row>
        <table:table-row table:style-name="ro2">
          <table:table-cell office:value-type="float" office:value="0.050071" calcext:value-type="float">
            <text:p>0,050071</text:p>
          </table:table-cell>
          <table:table-cell table:number-columns-repeated="7"/>
        </table:table-row>
        <table:table-row table:style-name="ro2">
          <table:table-cell office:value-type="float" office:value="0.050048" calcext:value-type="float">
            <text:p>0,050048</text:p>
          </table:table-cell>
          <table:table-cell table:number-columns-repeated="7"/>
        </table:table-row>
        <table:table-row table:style-name="ro2">
          <table:table-cell office:value-type="float" office:value="0.049899" calcext:value-type="float">
            <text:p>0,049899</text:p>
          </table:table-cell>
          <table:table-cell table:number-columns-repeated="7"/>
        </table:table-row>
        <table:table-row table:style-name="ro2">
          <table:table-cell office:value-type="float" office:value="0.050073" calcext:value-type="float">
            <text:p>0,050073</text:p>
          </table:table-cell>
          <table:table-cell table:number-columns-repeated="7"/>
        </table:table-row>
        <table:table-row table:style-name="ro2">
          <table:table-cell office:value-type="float" office:value="0.050091" calcext:value-type="float">
            <text:p>0,050091</text:p>
          </table:table-cell>
          <table:table-cell table:number-columns-repeated="7"/>
        </table:table-row>
        <table:table-row table:style-name="ro2">
          <table:table-cell office:value-type="float" office:value="0.043237" calcext:value-type="float">
            <text:p>0,0432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eapSize=2048]:</text:p>
          </table:table-cell>
          <table:table-cell table:number-columns-repeated="7"/>
        </table:table-row>
        <table:table-row table:style-name="ro2">
          <table:table-cell office:value-type="float" office:value="0.078962" calcext:value-type="float">
            <text:p>0,078962</text:p>
          </table:table-cell>
          <table:table-cell table:style-name="ce24" office:value-type="string" calcext:value-type="string">
            <text:p>Média:</text:p>
          </table:table-cell>
          <table:table-cell table:formula="of:=AVERAGE([.A134:.A143])" office:value-type="float" office:value="0.0787142" calcext:value-type="float">
            <text:p>0,0787142</text:p>
          </table:table-cell>
          <table:table-cell table:number-columns-repeated="5"/>
        </table:table-row>
        <table:table-row table:style-name="ro2">
          <table:table-cell office:value-type="float" office:value="0.078913" calcext:value-type="float">
            <text:p>0,078913</text:p>
          </table:table-cell>
          <table:table-cell table:number-columns-repeated="7"/>
        </table:table-row>
        <table:table-row table:style-name="ro2">
          <table:table-cell office:value-type="float" office:value="0.07853" calcext:value-type="float">
            <text:p>0,07853</text:p>
          </table:table-cell>
          <table:table-cell table:number-columns-repeated="7"/>
        </table:table-row>
        <table:table-row table:style-name="ro2">
          <table:table-cell office:value-type="float" office:value="0.078315" calcext:value-type="float">
            <text:p>0,078315</text:p>
          </table:table-cell>
          <table:table-cell table:number-columns-repeated="7"/>
        </table:table-row>
        <table:table-row table:style-name="ro2">
          <table:table-cell office:value-type="float" office:value="0.078767" calcext:value-type="float">
            <text:p>0,078767</text:p>
          </table:table-cell>
          <table:table-cell table:number-columns-repeated="7"/>
        </table:table-row>
        <table:table-row table:style-name="ro2">
          <table:table-cell office:value-type="float" office:value="0.078763" calcext:value-type="float">
            <text:p>0,078763</text:p>
          </table:table-cell>
          <table:table-cell table:number-columns-repeated="7"/>
        </table:table-row>
        <table:table-row table:style-name="ro2">
          <table:table-cell office:value-type="float" office:value="0.078705" calcext:value-type="float">
            <text:p>0,078705</text:p>
          </table:table-cell>
          <table:table-cell table:number-columns-repeated="7"/>
        </table:table-row>
        <table:table-row table:style-name="ro2">
          <table:table-cell office:value-type="float" office:value="0.078414" calcext:value-type="float">
            <text:p>0,078414</text:p>
          </table:table-cell>
          <table:table-cell table:number-columns-repeated="7"/>
        </table:table-row>
        <table:table-row table:style-name="ro2">
          <table:table-cell office:value-type="float" office:value="0.078903" calcext:value-type="float">
            <text:p>0,078903</text:p>
          </table:table-cell>
          <table:table-cell table:number-columns-repeated="7"/>
        </table:table-row>
        <table:table-row table:style-name="ro2">
          <table:table-cell office:value-type="float" office:value="0.07887" calcext:value-type="float">
            <text:p>0,0788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eapSize=2048]:</text:p>
          </table:table-cell>
          <table:table-cell table:number-columns-repeated="7"/>
        </table:table-row>
        <table:table-row table:style-name="ro2">
          <table:table-cell office:value-type="float" office:value="0.148979" calcext:value-type="float">
            <text:p>0,148979</text:p>
          </table:table-cell>
          <table:table-cell table:style-name="ce24" office:value-type="string" calcext:value-type="string">
            <text:p>Média:</text:p>
          </table:table-cell>
          <table:table-cell table:formula="of:=AVERAGE([.A145:.A154])" office:value-type="float" office:value="0.157764" calcext:value-type="float">
            <text:p>0,157764</text:p>
          </table:table-cell>
          <table:table-cell table:number-columns-repeated="5"/>
        </table:table-row>
        <table:table-row table:style-name="ro2">
          <table:table-cell office:value-type="float" office:value="0.149121" calcext:value-type="float">
            <text:p>0,149121</text:p>
          </table:table-cell>
          <table:table-cell table:number-columns-repeated="7"/>
        </table:table-row>
        <table:table-row table:style-name="ro2">
          <table:table-cell office:value-type="float" office:value="0.148382" calcext:value-type="float">
            <text:p>0,148382</text:p>
          </table:table-cell>
          <table:table-cell table:number-columns-repeated="7"/>
        </table:table-row>
        <table:table-row table:style-name="ro2">
          <table:table-cell office:value-type="float" office:value="0.148893" calcext:value-type="float">
            <text:p>0,148893</text:p>
          </table:table-cell>
          <table:table-cell table:number-columns-repeated="7"/>
        </table:table-row>
        <table:table-row table:style-name="ro2">
          <table:table-cell office:value-type="float" office:value="0.14907" calcext:value-type="float">
            <text:p>0,14907</text:p>
          </table:table-cell>
          <table:table-cell table:number-columns-repeated="7"/>
        </table:table-row>
        <table:table-row table:style-name="ro2">
          <table:table-cell office:value-type="float" office:value="0.163665" calcext:value-type="float">
            <text:p>0,163665</text:p>
          </table:table-cell>
          <table:table-cell table:number-columns-repeated="7"/>
        </table:table-row>
        <table:table-row table:style-name="ro2">
          <table:table-cell office:value-type="float" office:value="0.163653" calcext:value-type="float">
            <text:p>0,163653</text:p>
          </table:table-cell>
          <table:table-cell table:number-columns-repeated="7"/>
        </table:table-row>
        <table:table-row table:style-name="ro2">
          <table:table-cell office:value-type="float" office:value="0.167098" calcext:value-type="float">
            <text:p>0,167098</text:p>
          </table:table-cell>
          <table:table-cell table:number-columns-repeated="7"/>
        </table:table-row>
        <table:table-row table:style-name="ro2">
          <table:table-cell office:value-type="float" office:value="0.167257" calcext:value-type="float">
            <text:p>0,167257</text:p>
          </table:table-cell>
          <table:table-cell table:number-columns-repeated="7"/>
        </table:table-row>
        <table:table-row table:style-name="ro2">
          <table:table-cell office:value-type="float" office:value="0.171522" calcext:value-type="float">
            <text:p>0,1715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eapSize=2048]:</text:p>
          </table:table-cell>
          <table:table-cell table:number-columns-repeated="7"/>
        </table:table-row>
        <table:table-row table:style-name="ro2">
          <table:table-cell office:value-type="float" office:value="0.309692" calcext:value-type="float">
            <text:p>0,309692</text:p>
          </table:table-cell>
          <table:table-cell table:style-name="ce24" office:value-type="string" calcext:value-type="string">
            <text:p>Média:</text:p>
          </table:table-cell>
          <table:table-cell table:formula="of:=AVERAGE([.A156:.A165])" office:value-type="float" office:value="0.328887" calcext:value-type="float">
            <text:p>0,328887</text:p>
          </table:table-cell>
          <table:table-cell table:number-columns-repeated="5"/>
        </table:table-row>
        <table:table-row table:style-name="ro2">
          <table:table-cell office:value-type="float" office:value="0.332033" calcext:value-type="float">
            <text:p>0,332033</text:p>
          </table:table-cell>
          <table:table-cell table:number-columns-repeated="7"/>
        </table:table-row>
        <table:table-row table:style-name="ro2">
          <table:table-cell office:value-type="float" office:value="0.331744" calcext:value-type="float">
            <text:p>0,331744</text:p>
          </table:table-cell>
          <table:table-cell table:number-columns-repeated="7"/>
        </table:table-row>
        <table:table-row table:style-name="ro2">
          <table:table-cell office:value-type="float" office:value="0.331261" calcext:value-type="float">
            <text:p>0,331261</text:p>
          </table:table-cell>
          <table:table-cell table:number-columns-repeated="7"/>
        </table:table-row>
        <table:table-row table:style-name="ro2">
          <table:table-cell office:value-type="float" office:value="0.33082" calcext:value-type="float">
            <text:p>0,33082</text:p>
          </table:table-cell>
          <table:table-cell table:number-columns-repeated="7"/>
        </table:table-row>
        <table:table-row table:style-name="ro2">
          <table:table-cell office:value-type="float" office:value="0.331212" calcext:value-type="float">
            <text:p>0,331212</text:p>
          </table:table-cell>
          <table:table-cell table:number-columns-repeated="7"/>
        </table:table-row>
        <table:table-row table:style-name="ro2">
          <table:table-cell office:value-type="float" office:value="0.330222" calcext:value-type="float">
            <text:p>0,330222</text:p>
          </table:table-cell>
          <table:table-cell table:number-columns-repeated="7"/>
        </table:table-row>
        <table:table-row table:style-name="ro2">
          <table:table-cell office:value-type="float" office:value="0.331585" calcext:value-type="float">
            <text:p>0,331585</text:p>
          </table:table-cell>
          <table:table-cell table:number-columns-repeated="7"/>
        </table:table-row>
        <table:table-row table:style-name="ro2">
          <table:table-cell office:value-type="float" office:value="0.331798" calcext:value-type="float">
            <text:p>0,331798</text:p>
          </table:table-cell>
          <table:table-cell table:number-columns-repeated="7"/>
        </table:table-row>
        <table:table-row table:style-name="ro2">
          <table:table-cell office:value-type="float" office:value="0.328503" calcext:value-type="float">
            <text:p>0,3285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048576 (2^20)] e [heapSize=2048]:</text:p>
          </table:table-cell>
          <table:table-cell table:number-columns-repeated="7"/>
        </table:table-row>
        <table:table-row table:style-name="ro2">
          <table:table-cell office:value-type="float" office:value="0.080921" calcext:value-type="float">
            <text:p>0,080921</text:p>
          </table:table-cell>
          <table:table-cell table:style-name="ce24" office:value-type="string" calcext:value-type="string">
            <text:p>Média:</text:p>
          </table:table-cell>
          <table:table-cell table:formula="of:=AVERAGE([.A167:.A176])" office:value-type="float" office:value="0.0787737" calcext:value-type="float">
            <text:p>0,0787737</text:p>
          </table:table-cell>
          <table:table-cell table:number-columns-repeated="5"/>
        </table:table-row>
        <table:table-row table:style-name="ro2">
          <table:table-cell office:value-type="float" office:value="0.078011" calcext:value-type="float">
            <text:p>0,078011</text:p>
          </table:table-cell>
          <table:table-cell table:number-columns-repeated="7"/>
        </table:table-row>
        <table:table-row table:style-name="ro2">
          <table:table-cell office:value-type="float" office:value="0.076683" calcext:value-type="float">
            <text:p>0,076683</text:p>
          </table:table-cell>
          <table:table-cell table:number-columns-repeated="7"/>
        </table:table-row>
        <table:table-row table:style-name="ro2">
          <table:table-cell office:value-type="float" office:value="0.083697" calcext:value-type="float">
            <text:p>0,083697</text:p>
          </table:table-cell>
          <table:table-cell table:number-columns-repeated="7"/>
        </table:table-row>
        <table:table-row table:style-name="ro2">
          <table:table-cell office:value-type="float" office:value="0.058263" calcext:value-type="float">
            <text:p>0,058263</text:p>
          </table:table-cell>
          <table:table-cell table:number-columns-repeated="7"/>
        </table:table-row>
        <table:table-row table:style-name="ro2">
          <table:table-cell office:value-type="float" office:value="0.081442" calcext:value-type="float">
            <text:p>0,081442</text:p>
          </table:table-cell>
          <table:table-cell table:number-columns-repeated="7"/>
        </table:table-row>
        <table:table-row table:style-name="ro2">
          <table:table-cell office:value-type="float" office:value="0.080605" calcext:value-type="float">
            <text:p>0,080605</text:p>
          </table:table-cell>
          <table:table-cell table:number-columns-repeated="7"/>
        </table:table-row>
        <table:table-row table:style-name="ro2">
          <table:table-cell office:value-type="float" office:value="0.081798" calcext:value-type="float">
            <text:p>0,081798</text:p>
          </table:table-cell>
          <table:table-cell table:number-columns-repeated="7"/>
        </table:table-row>
        <table:table-row table:style-name="ro2">
          <table:table-cell office:value-type="float" office:value="0.084791" calcext:value-type="float">
            <text:p>0,084791</text:p>
          </table:table-cell>
          <table:table-cell table:number-columns-repeated="7"/>
        </table:table-row>
        <table:table-row table:style-name="ro2">
          <table:table-cell office:value-type="float" office:value="0.081526" calcext:value-type="float">
            <text:p>0,0815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2097152 (2^21)] e [heapSize=2048]:</text:p>
          </table:table-cell>
          <table:table-cell table:number-columns-repeated="7"/>
        </table:table-row>
        <table:table-row table:style-name="ro2">
          <table:table-cell office:value-type="float" office:value="0.094366" calcext:value-type="float">
            <text:p>0,094366</text:p>
          </table:table-cell>
          <table:table-cell table:style-name="ce24" office:value-type="string" calcext:value-type="string">
            <text:p>Média:</text:p>
          </table:table-cell>
          <table:table-cell table:formula="of:=AVERAGE([.A178:.A187])" office:value-type="float" office:value="0.093872" calcext:value-type="float">
            <text:p>0,093872</text:p>
          </table:table-cell>
          <table:table-cell table:number-columns-repeated="5"/>
        </table:table-row>
        <table:table-row table:style-name="ro2">
          <table:table-cell office:value-type="float" office:value="0.094286" calcext:value-type="float">
            <text:p>0,094286</text:p>
          </table:table-cell>
          <table:table-cell table:number-columns-repeated="7"/>
        </table:table-row>
        <table:table-row table:style-name="ro2">
          <table:table-cell office:value-type="float" office:value="0.09407" calcext:value-type="float">
            <text:p>0,09407</text:p>
          </table:table-cell>
          <table:table-cell table:number-columns-repeated="7"/>
        </table:table-row>
        <table:table-row table:style-name="ro2">
          <table:table-cell office:value-type="float" office:value="0.094006" calcext:value-type="float">
            <text:p>0,094006</text:p>
          </table:table-cell>
          <table:table-cell table:number-columns-repeated="7"/>
        </table:table-row>
        <table:table-row table:style-name="ro2">
          <table:table-cell office:value-type="float" office:value="0.094408" calcext:value-type="float">
            <text:p>0,094408</text:p>
          </table:table-cell>
          <table:table-cell table:number-columns-repeated="7"/>
        </table:table-row>
        <table:table-row table:style-name="ro2">
          <table:table-cell office:value-type="float" office:value="0.094245" calcext:value-type="float">
            <text:p>0,094245</text:p>
          </table:table-cell>
          <table:table-cell table:number-columns-repeated="7"/>
        </table:table-row>
        <table:table-row table:style-name="ro2">
          <table:table-cell office:value-type="float" office:value="0.094371" calcext:value-type="float">
            <text:p>0,094371</text:p>
          </table:table-cell>
          <table:table-cell table:number-columns-repeated="7"/>
        </table:table-row>
        <table:table-row table:style-name="ro2">
          <table:table-cell office:value-type="float" office:value="0.094214" calcext:value-type="float">
            <text:p>0,094214</text:p>
          </table:table-cell>
          <table:table-cell table:number-columns-repeated="7"/>
        </table:table-row>
        <table:table-row table:style-name="ro2">
          <table:table-cell office:value-type="float" office:value="0.09431" calcext:value-type="float">
            <text:p>0,09431</text:p>
          </table:table-cell>
          <table:table-cell table:number-columns-repeated="7"/>
        </table:table-row>
        <table:table-row table:style-name="ro2">
          <table:table-cell office:value-type="float" office:value="0.090444" calcext:value-type="float">
            <text:p>0,0904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4194304 (2^22)] e [heapSize=2048]:</text:p>
          </table:table-cell>
          <table:table-cell table:number-columns-repeated="7"/>
        </table:table-row>
        <table:table-row table:style-name="ro2">
          <table:table-cell office:value-type="float" office:value="0.100541" calcext:value-type="float">
            <text:p>0,100541</text:p>
          </table:table-cell>
          <table:table-cell table:style-name="ce24" office:value-type="string" calcext:value-type="string">
            <text:p>Média:</text:p>
          </table:table-cell>
          <table:table-cell table:formula="of:=AVERAGE([.A189:.A198])" office:value-type="float" office:value="0.0985982" calcext:value-type="float">
            <text:p>0,0985982</text:p>
          </table:table-cell>
          <table:table-cell table:number-columns-repeated="5"/>
        </table:table-row>
        <table:table-row table:style-name="ro2">
          <table:table-cell office:value-type="float" office:value="0.100396" calcext:value-type="float">
            <text:p>0,100396</text:p>
          </table:table-cell>
          <table:table-cell table:number-columns-repeated="7"/>
        </table:table-row>
        <table:table-row table:style-name="ro2">
          <table:table-cell office:value-type="float" office:value="0.100822" calcext:value-type="float">
            <text:p>0,100822</text:p>
          </table:table-cell>
          <table:table-cell table:number-columns-repeated="7"/>
        </table:table-row>
        <table:table-row table:style-name="ro2">
          <table:table-cell office:value-type="float" office:value="0.100236" calcext:value-type="float">
            <text:p>0,100236</text:p>
          </table:table-cell>
          <table:table-cell table:number-columns-repeated="7"/>
        </table:table-row>
        <table:table-row table:style-name="ro2">
          <table:table-cell office:value-type="float" office:value="0.099112" calcext:value-type="float">
            <text:p>0,099112</text:p>
          </table:table-cell>
          <table:table-cell table:number-columns-repeated="7"/>
        </table:table-row>
        <table:table-row table:style-name="ro2">
          <table:table-cell office:value-type="float" office:value="0.096853" calcext:value-type="float">
            <text:p>0,096853</text:p>
          </table:table-cell>
          <table:table-cell table:number-columns-repeated="7"/>
        </table:table-row>
        <table:table-row table:style-name="ro2">
          <table:table-cell office:value-type="float" office:value="0.097032" calcext:value-type="float">
            <text:p>0,097032</text:p>
          </table:table-cell>
          <table:table-cell table:number-columns-repeated="7"/>
        </table:table-row>
        <table:table-row table:style-name="ro2">
          <table:table-cell office:value-type="float" office:value="0.096952" calcext:value-type="float">
            <text:p>0,096952</text:p>
          </table:table-cell>
          <table:table-cell table:number-columns-repeated="7"/>
        </table:table-row>
        <table:table-row table:style-name="ro2">
          <table:table-cell office:value-type="float" office:value="0.097024" calcext:value-type="float">
            <text:p>0,097024</text:p>
          </table:table-cell>
          <table:table-cell table:number-columns-repeated="7"/>
        </table:table-row>
        <table:table-row table:style-name="ro2">
          <table:table-cell office:value-type="float" office:value="0.097014" calcext:value-type="float">
            <text:p>0,0970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8388608 (2^23)] e [heapSize=2048]:</text:p>
          </table:table-cell>
          <table:table-cell table:number-columns-repeated="7"/>
        </table:table-row>
        <table:table-row table:style-name="ro2">
          <table:table-cell office:value-type="float" office:value="0.09987" calcext:value-type="float">
            <text:p>0,09987</text:p>
          </table:table-cell>
          <table:table-cell table:style-name="ce24" office:value-type="string" calcext:value-type="string">
            <text:p>Média:</text:p>
          </table:table-cell>
          <table:table-cell table:formula="of:=AVERAGE([.A200:.A209])" office:value-type="float" office:value="0.1008476" calcext:value-type="float">
            <text:p>0,1008476</text:p>
          </table:table-cell>
          <table:table-cell table:number-columns-repeated="5"/>
        </table:table-row>
        <table:table-row table:style-name="ro2">
          <table:table-cell office:value-type="float" office:value="0.100971" calcext:value-type="float">
            <text:p>0,100971</text:p>
          </table:table-cell>
          <table:table-cell table:number-columns-repeated="7"/>
        </table:table-row>
        <table:table-row table:style-name="ro2">
          <table:table-cell office:value-type="float" office:value="0.100815" calcext:value-type="float">
            <text:p>0,100815</text:p>
          </table:table-cell>
          <table:table-cell table:number-columns-repeated="7"/>
        </table:table-row>
        <table:table-row table:style-name="ro2">
          <table:table-cell office:value-type="float" office:value="0.100891" calcext:value-type="float">
            <text:p>0,100891</text:p>
          </table:table-cell>
          <table:table-cell table:number-columns-repeated="7"/>
        </table:table-row>
        <table:table-row table:style-name="ro2">
          <table:table-cell office:value-type="float" office:value="0.101012" calcext:value-type="float">
            <text:p>0,101012</text:p>
          </table:table-cell>
          <table:table-cell table:number-columns-repeated="7"/>
        </table:table-row>
        <table:table-row table:style-name="ro2">
          <table:table-cell office:value-type="float" office:value="0.101002" calcext:value-type="float">
            <text:p>0,101002</text:p>
          </table:table-cell>
          <table:table-cell table:number-columns-repeated="7"/>
        </table:table-row>
        <table:table-row table:style-name="ro2">
          <table:table-cell office:value-type="float" office:value="0.100806" calcext:value-type="float">
            <text:p>0,100806</text:p>
          </table:table-cell>
          <table:table-cell table:number-columns-repeated="7"/>
        </table:table-row>
        <table:table-row table:style-name="ro2">
          <table:table-cell office:value-type="float" office:value="0.101032" calcext:value-type="float">
            <text:p>0,101032</text:p>
          </table:table-cell>
          <table:table-cell table:number-columns-repeated="7"/>
        </table:table-row>
        <table:table-row table:style-name="ro2">
          <table:table-cell office:value-type="float" office:value="0.101032" calcext:value-type="float">
            <text:p>0,101032</text:p>
          </table:table-cell>
          <table:table-cell table:number-columns-repeated="7"/>
        </table:table-row>
        <table:table-row table:style-name="ro2">
          <table:table-cell office:value-type="float" office:value="0.101045" calcext:value-type="float">
            <text:p>0,1010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ecutando 10 vezes com [nTotalElementos = 16777216 (2^24)] e [heapSize=2048]:</text:p>
          </table:table-cell>
          <table:table-cell table:number-columns-repeated="7"/>
        </table:table-row>
        <table:table-row table:style-name="ro2">
          <table:table-cell office:value-type="float" office:value="0.1033" calcext:value-type="float">
            <text:p>0,1033</text:p>
          </table:table-cell>
          <table:table-cell table:style-name="ce24" office:value-type="string" calcext:value-type="string">
            <text:p>Média:</text:p>
          </table:table-cell>
          <table:table-cell table:formula="of:=AVERAGE([.A211:.A220])" office:value-type="float" office:value="0.1033154" calcext:value-type="float">
            <text:p>0,1033154</text:p>
          </table:table-cell>
          <table:table-cell table:number-columns-repeated="5"/>
        </table:table-row>
        <table:table-row table:style-name="ro2">
          <table:table-cell office:value-type="float" office:value="0.103268" calcext:value-type="float">
            <text:p>0,103268</text:p>
          </table:table-cell>
          <table:table-cell table:number-columns-repeated="7"/>
        </table:table-row>
        <table:table-row table:style-name="ro2">
          <table:table-cell office:value-type="float" office:value="0.10333" calcext:value-type="float">
            <text:p>0,10333</text:p>
          </table:table-cell>
          <table:table-cell table:number-columns-repeated="7"/>
        </table:table-row>
        <table:table-row table:style-name="ro2">
          <table:table-cell office:value-type="float" office:value="0.10331" calcext:value-type="float">
            <text:p>0,10331</text:p>
          </table:table-cell>
          <table:table-cell table:number-columns-repeated="7"/>
        </table:table-row>
        <table:table-row table:style-name="ro2">
          <table:table-cell office:value-type="float" office:value="0.103328" calcext:value-type="float">
            <text:p>0,103328</text:p>
          </table:table-cell>
          <table:table-cell table:number-columns-repeated="7"/>
        </table:table-row>
        <table:table-row table:style-name="ro2">
          <table:table-cell office:value-type="float" office:value="0.103337" calcext:value-type="float">
            <text:p>0,103337</text:p>
          </table:table-cell>
          <table:table-cell table:number-columns-repeated="7"/>
        </table:table-row>
        <table:table-row table:style-name="ro2">
          <table:table-cell office:value-type="float" office:value="0.10329" calcext:value-type="float">
            <text:p>0,10329</text:p>
          </table:table-cell>
          <table:table-cell table:number-columns-repeated="7"/>
        </table:table-row>
        <table:table-row table:style-name="ro2">
          <table:table-cell office:value-type="float" office:value="0.103341" calcext:value-type="float">
            <text:p>0,103341</text:p>
          </table:table-cell>
          <table:table-cell table:number-columns-repeated="7"/>
        </table:table-row>
        <table:table-row table:style-name="ro2">
          <table:table-cell office:value-type="float" office:value="0.103332" calcext:value-type="float">
            <text:p>0,103332</text:p>
          </table:table-cell>
          <table:table-cell table:number-columns-repeated="7"/>
        </table:table-row>
        <table:table-row table:style-name="ro2">
          <table:table-cell office:value-type="float" office:value="0.103318" calcext:value-type="float">
            <text:p>0,1033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 number:title="Definido pelo usuário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7:51:19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date>2023-10-18T18:09:18.958000000</dc:date>
    <meta:editing-duration>PT10H25M16S</meta:editing-duration>
    <meta:editing-cycles>50</meta:editing-cycles>
    <meta:document-statistic meta:table-count="2" meta:cell-count="393" meta:object-count="1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56" number:language="en" number:country="US" number:title="Definido pelo usuário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15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156">
      <style:chart-properties chart:display-label="true" chart:logarithmic="false" chart:maximum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156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0156">
      <style:chart-properties chart:symbol-type="named-symbol" chart:symbol-name="arrow-down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4" style:family="chart" style:data-style-name="N10156">
      <style:chart-properties chart:symbol-type="named-symbol" chart:symbol-name="diamond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3.661cm" svg:y="0.316cm" chart:style-name="ch2">
          <text:p>Tempo médio paralelo/sequencial (k=2048)</text:p>
        </chart:title>
        <chart:subtitle svg:x="6.822cm" svg:y="1.275cm" chart:style-name="ch3">
          <text:p>GTX 1080 TI</text:p>
        </chart:subtitle>
        <chart:legend chart:legend-position="end" svg:x="11.649cm" svg:y="3.705cm" style:legend-expansion="high" chart:style-name="ch4"/>
        <chart:plot-area chart:style-name="ch5" table:cell-range-address="'tempo-e-vazaoV2'.B4:'tempo-e-vazaoV2'.F4 'tempo-e-vazaoV2'.B3:'tempo-e-vazaoV2'.B3 'tempo-e-vazaoV2'.B15:'tempo-e-vazaoV2'.F16 'tempo-e-vazaoV2'.A16:'tempo-e-vazaoV2'.A16 'tempo-e-vazaoV2'.G3:'tempo-e-vazaoV2'.G3 'tempo-e-vazaoV2'.G15:'tempo-e-vazaoV2'.K15" chart:data-source-has-labels="both" svg:x="1.331cm" svg:y="2.138cm" svg:width="9.117cm" svg:height="5.706cm">
          <chartooo:coordinate-region svg:x="3.355cm" svg:y="2.337cm" svg:width="5.439cm" svg:height="4.86cm"/>
          <chart:axis chart:dimension="x" chart:name="primary-x" chart:style-name="ch6" chartooo:axis-type="auto">
            <chartooo:date-scale/>
            <chart:title svg:x="4.231cm" svg:y="8.024cm" chart:style-name="ch7">
              <text:p>Número de elementos</text:p>
            </chart:title>
            <chart:categories table:cell-range-address="'tempo-e-vazaoV2'.B4:'tempo-e-vazaoV2'.F4"/>
          </chart:axis>
          <chart:axis chart:dimension="y" chart:name="primary-y" chart:style-name="ch8">
            <chart:title svg:x="0.451cm" svg:y="6.9cm" chart:style-name="ch9">
              <text:p>Tempo em milissegundos</text:p>
            </chart:title>
            <chart:grid chart:style-name="ch10" chart:class="major"/>
          </chart:axis>
          <chart:axis chart:dimension="y" chart:name="secondary-y" chart:style-name="ch11">
            <chart:title svg:x="10.768cm" svg:y="5.868cm" chart:style-name="ch9">
              <text:p>Aceleração</text:p>
            </chart:title>
          </chart:axis>
          <chart:series chart:attached-axis="primary-y" chart:style-name="ch12" chart:values-cell-range-address="'tempo-e-vazaoV2'.B15:'tempo-e-vazaoV2'.F15" chart:label-cell-address="'tempo-e-vazaoV2'.B3:'tempo-e-vazaoV2'.B3" chart:class="chart:line">
            <chart:data-point chart:repeated="5"/>
          </chart:series>
          <chart:series chart:attached-axis="secondary-y" chart:style-name="ch13" chart:values-cell-range-address="'tempo-e-vazaoV2'.B16:'tempo-e-vazaoV2'.F16" chart:label-cell-address="'tempo-e-vazaoV2'.A16:'tempo-e-vazaoV2'.A16" chart:class="chart:line">
            <chart:data-point chart:repeated="5"/>
          </chart:series>
          <chart:series chart:attached-axis="primary-y" chart:style-name="ch14" chart:values-cell-range-address="'tempo-e-vazaoV2'.G15:'tempo-e-vazaoV2'.K15" chart:label-cell-address="'tempo-e-vazaoV2'.G3:'tempo-e-vazaoV2'.G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'tempo-e-vazaoV2'.B4:'tempo-e-vazaoV2'.F4</svg:desc>
                </draw:g>
              </table:table-cell>
              <table:table-cell office:value-type="string">
                <text:p> 2M</text:p>
              </table:table-cell>
              <table:table-cell office:value-type="string">
                <text:p>4M</text:p>
              </table:table-cell>
              <table:table-cell office:value-type="string">
                <text:p>8M</text:p>
              </table:table-cell>
              <table:table-cell office:value-type="string">
                <text:p>16M</text:p>
              </table:table-cell>
            </table:table-row>
          </table:table-header-rows>
          <table:table-rows>
            <table:table-row>
              <table:table-cell office:value-type="string">
                <text:p>PARALELO (ms)</text:p>
                <draw:g>
                  <svg:desc>'tempo-e-vazaoV2'.B3:'tempo-e-vazaoV2'.B3</svg:desc>
                </draw:g>
              </table:table-cell>
              <table:table-cell office:value-type="float" office:value="51.0127576">
                <text:p>51.0127576</text:p>
                <draw:g>
                  <svg:desc>'tempo-e-vazaoV2'.B15:'tempo-e-vazaoV2'.F15</svg:desc>
                </draw:g>
              </table:table-cell>
              <table:table-cell office:value-type="float" office:value="51.5844778">
                <text:p>51.5844778</text:p>
              </table:table-cell>
              <table:table-cell office:value-type="float" office:value="53.1612203">
                <text:p>53.1612203</text:p>
              </table:table-cell>
              <table:table-cell office:value-type="float" office:value="53.2501628">
                <text:p>53.2501628</text:p>
              </table:table-cell>
              <table:table-cell office:value-type="float" office:value="50.8754414">
                <text:p>50.8754414</text:p>
              </table:table-cell>
            </table:table-row>
            <table:table-row>
              <table:table-cell office:value-type="string">
                <text:p>Aceleração</text:p>
                <draw:g>
                  <svg:desc>'tempo-e-vazaoV2'.A16:'tempo-e-vazaoV2'.A16</svg:desc>
                </draw:g>
              </table:table-cell>
              <table:table-cell office:value-type="float" office:value="0.258811478170316">
                <text:p>0.258811478170316</text:p>
                <draw:g>
                  <svg:desc>'tempo-e-vazaoV2'.B16:'tempo-e-vazaoV2'.F16</svg:desc>
                </draw:g>
              </table:table-cell>
              <table:table-cell office:value-type="float" office:value="0.435210054602899">
                <text:p>0.435210054602899</text:p>
              </table:table-cell>
              <table:table-cell office:value-type="float" office:value="0.784493058373229">
                <text:p>0.784493058373229</text:p>
              </table:table-cell>
              <table:table-cell office:value-type="float" office:value="1.5138358300005">
                <text:p>1.5138358300005</text:p>
              </table:table-cell>
              <table:table-cell office:value-type="float" office:value="3.09013441404756">
                <text:p>3.09013441404756</text:p>
              </table:table-cell>
            </table:table-row>
            <table:table-row>
              <table:table-cell office:value-type="string">
                <text:p>SEQUENCIAL (ms)</text:p>
                <draw:g>
                  <svg:desc>'tempo-e-vazaoV2'.G3:'tempo-e-vazaoV2'.G3</svg:desc>
                </draw:g>
              </table:table-cell>
              <table:table-cell office:value-type="float" office:value="13.2026872">
                <text:p>13.2026872</text:p>
                <draw:g>
                  <svg:desc>'tempo-e-vazaoV2'.G15:'tempo-e-vazaoV2'.K15</svg:desc>
                </draw:g>
              </table:table-cell>
              <table:table-cell office:value-type="float" office:value="22.4500834">
                <text:p>22.4500834</text:p>
              </table:table-cell>
              <table:table-cell office:value-type="float" office:value="41.7046083">
                <text:p>41.7046083</text:p>
              </table:table-cell>
              <table:table-cell office:value-type="float" office:value="80.6120044">
                <text:p>80.6120044</text:p>
              </table:table-cell>
              <table:table-cell office:value-type="float" office:value="157.2119523">
                <text:p>157.21195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